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0.35mm solid #000000" fo:border-bottom="0.35mm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0.35mm solid #000000">
        <style:background-image/>
      </style:table-cell-properties>
    </style:style>
    <style:style style:name="Table8.6" style:family="table-row">
      <style:table-row-properties fo:background-color="transparent" style:keep-together="true"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style:keep-together="true"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style:keep-together="true"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0.35mm solid #000000">
        <style:background-image/>
      </style:table-cell-properties>
    </style:style>
    <style:style style:name="Table182.6" style:family="table-row">
      <style:table-row-properties fo:background-color="transparent" style:keep-together="true"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style:keep-together="true"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0.35mm solid #000000">
        <style:background-image/>
      </style:table-cell-properties>
    </style:style>
    <style:style style:name="Table181.6" style:family="table-row">
      <style:table-row-properties fo:background-color="transparent" style:keep-together="true"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4"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6.33mm" style:rel-column-width="10151*"/>
    </style:style>
    <style:style style:name="Table4.B" style:family="table-column">
      <style:table-column-properties style:column-width="30.99mm" style:rel-column-width="11946*"/>
    </style:style>
    <style:style style:name="Table4.C" style:family="table-column">
      <style:table-column-properties style:column-width="31.75mm" style:rel-column-width="12239*"/>
    </style:style>
    <style:style style:name="Table4.D" style:family="table-column">
      <style:table-column-properties style:column-width="54.03mm" style:rel-column-width="20827*"/>
    </style:style>
    <style:style style:name="Table4.E" style:family="table-column">
      <style:table-column-properties style:column-width="26.9mm" style:rel-column-width="10372*"/>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4.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style:keep-together="true"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style:keep-together="true"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style:keep-together="true"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font-style-asian="normal" style:font-style-complex="normal"/>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fo:background-color="transparent"/>
    </style:style>
    <style:style style:name="P7" style:family="paragraph" style:parent-style-name="note">
      <style:text-properties fo:language="en" fo:country="US"/>
    </style:style>
    <style:style style:name="P8" style:family="paragraph" style:parent-style-name="note">
      <style:text-properties fo:language="en" fo:country="US" fo:font-style="normal" style:font-style-asian="normal" style:font-style-complex="normal"/>
    </style:style>
    <style:style style:name="P9" style:family="paragraph" style:parent-style-name="cmd_5f_root">
      <style:text-properties fo:font-size="10.5pt"/>
    </style:style>
    <style:style style:name="P10" style:family="paragraph" style:parent-style-name="cmd_5f_root">
      <style:text-properties fo:language="en" fo:country="US"/>
    </style:style>
    <style:style style:name="P11" style:family="paragraph" style:parent-style-name="cmd_5f_code">
      <style:text-properties fo:language="en" fo:country="US"/>
    </style:style>
    <style:style style:name="P12" style:family="paragraph" style:parent-style-name="cmd_5f_code">
      <style:text-properties style:font-name="Courier New" fo:font-size="10.5pt" fo:language="en" fo:country="US"/>
    </style:style>
    <style:style style:name="P13" style:family="paragraph" style:parent-style-name="scpi0">
      <style:text-properties fo:background-color="transparent"/>
    </style:style>
    <style:style style:name="P14" style:family="paragraph" style:parent-style-name="scpi0">
      <style:text-properties fo:background-color="#ffff00"/>
    </style:style>
    <style:style style:name="P15" style:family="paragraph" style:parent-style-name="cmd_5f_code_5f_single">
      <style:text-properties fo:language="en" fo:country="US"/>
    </style:style>
    <style:style style:name="P16" style:family="paragraph" style:parent-style-name="Heading_20_2">
      <style:paragraph-properties fo:break-before="auto" fo:break-after="auto"/>
    </style:style>
    <style:style style:name="P17" style:family="paragraph" style:parent-style-name="Heading_20_1" style:master-page-name="First_20_Page">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background-color="transparent" loext:char-shading-value="0"/>
    </style:style>
    <style:style style:name="T5" style:family="text">
      <style:text-properties style:font-name="Courier New" fo:font-size="10.5pt"/>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ize="10.5pt"/>
    </style:style>
    <style:style style:name="T9" style:family="text">
      <style:text-properties fo:font-size="10.5pt" fo:font-style="italic"/>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325078333938989965" text:style-name="Outline">
        <text:list-item>
          <text:h text:style-name="P17" text:outline-level="1"><text:bookmark-start text:name="__RefHeading__6099_1338916529"/><text:bookmark text:name="_ieee488"/>Common command reference<text:bookmark-end text:name="__RefHeading__6099_1338916529"/></text:h>
        </text:list-item>
      </text:list>
      <text:p text:style-name="P1">This section summarizes the mandatory subset of IEEE 488.2 commands required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3"><text:a xlink:type="simple" xlink:href="#idn" text:style-name="Internet_20_link" text:visited-style-name="Visited_20_Internet_20_Link">*IDN?</text:a></text:p>
          </table:table-cell>
          <table:table-cell table:style-name="Table147.A2" office:value-type="string">
            <text:p text:style-name="Standard">Returns the UNIQUE identification of the BB3</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BB3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BB3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Standard">Stores the current BB3 state in the specified storage location</text:p>
          </table:table-cell>
        </table:table-row>
        <table:table-row>
          <table:table-cell table:style-name="Table147.A2" office:value-type="string">
            <text:p text:style-name="scpi0"><text:a xlink:type="simple" xlink:href="#sre" text:style-name="Internet_20_link" text:visited-style-name="Visited_20_Internet_20_Link">*</text:a><text:a xlink:type="simple" xlink:href="#sre" text:style-name="Internet_20_link" text:visited-style-name="Visited_20_Internet_20_Link">SRE</text:a></text:p>
          </table:table-cell>
          <table:table-cell table:style-name="Table147.A2" office:value-type="string">
            <text:p text:style-name="P1">Enables bits in the Status Byte enable register.</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4"><text:a xlink:type="simple" xlink:href="#trg" text:style-name="Internet_20_link" text:visited-style-name="Visited_20_Internet_20_Link"><text:span text:style-name="T4">*TRG</text:span></text:a></text:p>
          </table:table-cell>
          <table:table-cell table:style-name="Table147.A2" office:value-type="string">
            <text:p text:style-name="P6">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a xlink:type="simple" xlink:href="#wai" text:style-name="Internet_20_link" text:visited-style-name="Visited_20_Internet_20_Link">*WAI</text:a></text:p>
          </table:table-cell>
          <table:table-cell table:style-name="Table147.A2" office:value-type="string">
            <text:p text:style-name="scpi0">Waits until all pending commands are completed</text:p>
          </table:table-cell>
        </table:table-row>
      </table:table>
      <text:list xml:id="list222260496" text:continue-numbering="true" text:style-name="Outline">
        <text:list-item>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Default_5f_nt2">Syntax</text:p>
          </table:table-cell>
          <table:table-cell table:style-name="Table6.A1" office:value-type="string">
            <text:p text:style-name="P10">*CLS</text:p>
          </table:table-cell>
        </table:table-row>
        <table:table-row>
          <table:table-cell table:style-name="Table6.A1" office:value-type="string">
            <text:p text:style-name="Default_5f_nt2">Description</text:p>
          </table:table-cell>
          <table:table-cell table:style-name="Table6.A1" office:value-type="string">
            <text:p text:style-name="P1">Clear Status Command. This command clears all status data structures in the BB3:</text:p>
            <text:list xml:id="list8221615946730588004"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Standard">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2">Return</text:p>
          </table:table-cell>
          <table:table-cell table:style-name="Table6.A1" office:value-type="string">
            <text:p text:style-name="P2">None</text:p>
          </table:table-cell>
        </table:table-row>
        <table:table-row>
          <table:table-cell table:style-name="Table6.A1" office:value-type="string">
            <text:p text:style-name="Default_5f_nt2">Related Commands</text:p>
          </table:table-cell>
          <table:table-cell table:style-name="Table6.A1" office:value-type="string">
            <text:p text:style-name="P2">*ESR?</text:p>
            <text:p text:style-name="P2">STATus:OPERation[:EVENt]</text:p>
            <text:p text:style-name="P2">STATus:OPERation:INSTrument[:EVENt]</text:p>
            <text:p text:style-name="P2">STATus:OPERation:INSTrument:ISUMmary[&lt;n&gt;][:EVENt]</text:p>
            <text:p text:style-name="Standard">STATus:QUEStionable[:EVENt]</text:p>
            <text:p text:style-name="P2">STATus:QUEStionable:INSTrument[:EVENt]</text:p>
            <text:p text:style-name="P2">STATus:QUEStionable:INSTrument:ISUMmary[&lt;n&gt;][:EVENt]</text:p>
            <text:p text:style-name="P2">SYSTem:ERRor</text:p>
          </table:table-cell>
        </table:table-row>
      </table:table>
      <text:list xml:id="list1204865436" text:continue-list="list222260496" text:style-name="Outline">
        <text:list-item>
          <text:list>
            <text:list-item>
              <text:h text:style-name="Heading_20_2" text:outline-level="2"><text:bookmark text:name="es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P10">*ESE {&lt;value&gt;}</text:p>
            <text:p text:style-name="P10">*ESE?</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Standard Event Status Enable Command. This command sets the Standard Event Status Enable register bits in the BB3. Those settings determine which events of the Standard Event Status Event register (see <text:a xlink:type="simple" xlink:href="#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1"><text:soft-page-break/>A STATus:PRESet command does not clear the bits in the Status Byte register.</text:p>
            <text:p text:style-name="P1">See also <text:a xlink:type="simple" xlink:href="https://www.envox.hr/eez/eez-bench-box-3/bb3-scpi-reference-manual/bb3-scpi-registers-and-queues.html#std_even_stat_reg" text:style-name="Internet_20_link" text:visited-style-name="Visited_20_Internet_20_Link">Section 3.1</text:a> in this document.</text:p>
          </table:table-cell>
          <table:covered-table-cell/>
          <table:covered-table-cell/>
          <table:covered-table-cell/>
        </table:table-row>
        <table:table-row>
          <table:table-cell table:style-name="Table8.A1"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table-cell table:style-name="Table8.A1" office:value-type="string">
            <text:p text:style-name="Default_5f_nt2"/>
          </table:table-cell>
          <table:table-cell table:style-name="Table8.A1" office:value-type="string">
            <text:p text:style-name="P1">&lt;value&gt;</text:p>
          </table:table-cell>
          <table:table-cell table:style-name="Table8.A1" office:value-type="string">
            <text:p text:style-name="P3">NR1</text:p>
          </table:table-cell>
          <table:table-cell table:style-name="Table8.A1" office:value-type="string">
            <text:p text:style-name="P1">0 – 255 (A decimal value which corresponds to the binary-weighted sum of the bits in the register. See also table in <text:a xlink:type="simple" xlink:href="https://www.envox.hr/eez/eez-bench-box-3/bb3-scpi-reference-manual/bb3-scpi-registers-and-queues.html#std_even_stat_reg" text:style-name="Internet_20_link" text:visited-style-name="Visited_20_Internet_20_Link">Section 3.1</text:a>).</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P2">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2"><text:span text:style-name="T6">Usage</text:span><text:span text:style-name="T7"> </text:span><text:span text:style-name="T6">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2">Errors</text:p>
          </table:table-cell>
          <table:table-cell table:style-name="Table8.A6" table:number-columns-spanned="4" office:value-type="string">
            <text:p text:style-name="cmd_5f_code">-200,<text:span text:style-name="T5">"</text:span>Execution error<text:span text:style-name="T5">"</text:span></text:p>
          </table:table-cell>
          <table:covered-table-cell/>
          <table:covered-table-cell/>
          <table:covered-table-cell/>
        </table:table-row>
        <table:table-row table:style-name="Table8.6">
          <table:table-cell table:style-name="Table8.A6" office:value-type="string">
            <text:p text:style-name="Default_5f_nt2">Related Commands</text:p>
          </table:table-cell>
          <table:table-cell table:style-name="Table8.A6" table:number-columns-spanned="4" office:value-type="string">
            <text:p text:style-name="Standard">*CLS</text:p>
            <text:p text:style-name="Standard">*ESR</text:p>
            <text:p text:style-name="Standard">*RST</text:p>
            <text:p text:style-name="Standard">STATus:PRESet</text:p>
          </table:table-cell>
          <table:covered-table-cell/>
          <table:covered-table-cell/>
          <table:covered-table-cell/>
        </table:table-row>
      </table:table>
      <text:list xml:id="list1441565892" text:continue-numbering="true" text:style-name="Outline">
        <text:list-item>
          <text:list>
            <text:list-item>
              <text:h text:style-name="P16"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2">Syntax</text:p>
          </table:table-cell>
          <table:table-cell table:style-name="Table9.A1" office:value-type="string">
            <text:p text:style-name="P10">*ESR?</text:p>
          </table:table-cell>
        </table:table-row>
        <table:table-row>
          <table:table-cell table:style-name="Table9.A1" office:value-type="string">
            <text:p text:style-name="Default_5f_nt2">Description</text:p>
          </table:table-cell>
          <table:table-cell table:style-name="Table9.A1" office:value-type="string">
            <text:p text:style-name="P1">Standard Event Status Register (see <text:a xlink:type="simple" xlink:href="https://www.envox.hr/eez/eez-bench-box-3/bb3-scpi-reference-manual/bb3-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2">Return</text:p>
          </table:table-cell>
          <table:table-cell table:style-name="Table9.A1" office:value-type="string">
            <text:p text:style-name="P2">The <text:span text:style-name="T8">BB3</text:span> returns a decimal value which corresponds to the binary-weighted sum of all bits in the register. </text:p>
          </table:table-cell>
        </table:table-row>
        <table:table-row table:style-name="Table9.4">
          <table:table-cell table:style-name="Table9.A4" office:value-type="string">
            <text:p text:style-name="Default_5f_nt2"><text:span text:style-name="T6">Usage</text:span><text:span text:style-name="T7"> </text:span><text:span text:style-name="T6">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792071622"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2">Syntax</text:p>
          </table:table-cell>
          <table:table-cell table:style-name="Table12.A1" office:value-type="string">
            <text:p text:style-name="P10">*IDN?</text:p>
          </table:table-cell>
        </table:table-row>
        <table:table-row>
          <table:table-cell table:style-name="Table12.A1" office:value-type="string">
            <text:p text:style-name="Default_5f_nt2">Description</text:p>
          </table:table-cell>
          <table:table-cell table:style-name="Table12.A1" office:value-type="string">
            <text:p text:style-name="P1">Identification query for the UNIQUE identification of the <text:span text:style-name="T8">BB3</text:span>. (see also IEEE 488.2 10.14).</text:p>
          </table:table-cell>
        </table:table-row>
        <table:table-row>
          <table:table-cell table:style-name="Table12.A1" office:value-type="string">
            <text:p text:style-name="Default_5f_nt2">Return</text:p>
          </table:table-cell>
          <table:table-cell table:style-name="Table12.A1" office:value-type="string">
            <text:p text:style-name="Standard"><text:span text:style-name="T1">The following system parameters will be displayed: &lt;</text:span><text:span text:style-name="T3">vendor&gt;, &lt;model&gt;, &lt;serial number&gt;, &lt;firmware&gt;. The &lt;model&gt; include information about the CPU in use in brackets and could be </text:span><text:span text:style-name="T2">STM32F7</text:span><text:span text:style-name="T3"> or </text:span><text:span text:style-name="T2">Simulator</text:span><text:span text:style-name="T3">. More information about the simulator can be found in </text:span><text:a xlink:type="simple" xlink:href="https://www.envox.hr/eez/eez-bench-box-3/bb3-scpi-reference-manual/bb3-scpi-software-simulator.html" text:style-name="Internet_20_link" text:visited-style-name="Visited_20_Internet_20_Link">Section 9</text:a><text:span text:style-name="T3">.</text:span></text:p>
          </table:table-cell>
        </table:table-row>
        <table:table-row table:style-name="Table12.4">
          <table:table-cell table:style-name="Table12.A4" office:value-type="string">
            <text:p text:style-name="Default_5f_nt2"><text:span text:style-name="T6">Usage</text:span><text:span text:style-name="T7"> </text:span><text:span text:style-name="T6">example</text:span></text:p>
          </table:table-cell>
          <table:table-cell table:style-name="Table12.A4" office:value-type="string">
            <text:p text:style-name="P11">*IDN?</text:p>
            <text:p text:style-name="cmd_5f_code_20_Start">Envox,EEZ BB3 (STM32F7),00001,v0.1</text:p>
          </table:table-cell>
        </table:table-row>
      </table:table>
      <text:list xml:id="list1339035269"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2">Syntax</text:p>
          </table:table-cell>
          <table:table-cell table:style-name="Table11.A1" office:value-type="string">
            <text:p text:style-name="P10">*OPC</text:p>
            <text:p text:style-name="P10">*OPC?</text:p>
          </table:table-cell>
        </table:table-row>
        <table:table-row>
          <table:table-cell table:style-name="Table11.A1" office:value-type="string">
            <text:p text:style-name="Default_5f_nt2">Description</text:p>
          </table:table-cell>
          <table:table-cell table:style-name="Table11.A1" office:value-type="string">
            <text:p text:style-name="P1">Operation Complete Command. The command is mainly used for program synchronization. It causes the <text:span text:style-name="T8">BB3</text:span> to set the OPC bit (bit 0) of the Standard Event Status register when the <text:span text:style-name="T8">BB3</text:span> has completed all pending operations *OPC. Pending operations <text:soft-page-break/>are complete when:</text:p>
            <text:list xml:id="list1520494496" text:continue-list="list8221615946730588004" text:style-name="List_20_1">
              <text:list-item>
                <text:p text:style-name="List_20_1_20_Start">All commands sent before *OPC is received, including paralleled commands, have been completed. Most commands are sequential and are completed 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2">Return</text:p>
          </table:table-cell>
          <table:table-cell table:style-name="Table11.A1" office:value-type="string">
            <text:p text:style-name="P2">Query causes the <text:span text:style-name="T8">BB3</text:span>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2"><text:span text:style-name="T6">Usage</text:span><text:span text:style-name="T7"> </text:span><text:span text:style-name="T6">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272692815" text:continue-list="list1339035269"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2">Syntax</text:p>
          </table:table-cell>
          <table:table-cell table:style-name="Table182.A1" table:number-columns-spanned="4" office:value-type="string">
            <text:p text:style-name="P10">*RCL {&lt;profile&gt;}</text:p>
          </table:table-cell>
          <table:covered-table-cell/>
          <table:covered-table-cell/>
          <table:covered-table-cell/>
        </table:table-row>
        <table:table-row>
          <table:table-cell table:style-name="Table182.A1" office:value-type="string">
            <text:p text:style-name="Default_5f_nt2">Description</text:p>
          </table:table-cell>
          <table:table-cell table:style-name="Table182.A1" table:number-columns-spanned="4" office:value-type="string">
            <text:p text:style-name="P1">This command recalls the <text:span text:style-name="T8">BB3</text:span> state stored in the specified storage location. The <text:span text:style-name="T8">BB3</text:span> has ten storage locations in non-volatile memory to store <text:span text:style-name="T8">BB3</text:span> states.</text:p>
            <text:p text:style-name="P1">It is not possible to recall the <text:span text:style-name="T8">BB3</text:span> state from a storage location that is empty or was deleted (Error 400 will be generated). When the firmware is started for the first time, storage locations 1 through 9 are empty (location 0 has the power-on state).</text:p>
            <text:p text:style-name="P1"/>
            <text:p text:style-name="P7">The <text:span text:style-name="T9">BB3</text:span> uses location 0 to automatically save the state of the <text:span text:style-name="T9">BB3</text:span> at power down.</text:p>
          </table:table-cell>
          <table:covered-table-cell/>
          <table:covered-table-cell/>
          <table:covered-table-cell/>
        </table:table-row>
        <table:table-row>
          <table:table-cell table:style-name="Table182.A1" office:value-type="string">
            <text:p text:style-name="Default_5f_nt2">Parameters</text:p>
          </table:table-cell>
          <table:table-cell table:style-name="Table182.B3" office:value-type="string">
            <text:p text:style-name="P3">Name</text:p>
          </table:table-cell>
          <table:table-cell table:style-name="Table182.B3" office:value-type="string">
            <text:p text:style-name="P3">Type</text:p>
          </table:table-cell>
          <table:table-cell table:style-name="Table182.B3" office:value-type="string">
            <text:p text:style-name="P3">Range</text:p>
          </table:table-cell>
          <table:table-cell table:style-name="Table182.B3" office:value-type="string">
            <text:p text:style-name="P3">Default</text:p>
          </table:table-cell>
        </table:table-row>
        <table:table-row>
          <table:table-cell table:style-name="Table182.A1" office:value-type="string">
            <text:p text:style-name="Default_5f_nt2"/>
          </table:table-cell>
          <table:table-cell table:style-name="Table182.A1" office:value-type="string">
            <text:p text:style-name="P1">&lt;profile&gt;</text:p>
          </table:table-cell>
          <table:table-cell table:style-name="Table182.A1" office:value-type="string">
            <text:p text:style-name="P3">NR1</text:p>
          </table:table-cell>
          <table:table-cell table:style-name="Table182.A1" office:value-type="string">
            <text:p text:style-name="P3">0 – 9 </text:p>
          </table:table-cell>
          <table:table-cell table:style-name="Table182.A1" office:value-type="string">
            <text:p text:style-name="P3">–</text:p>
          </table:table-cell>
        </table:table-row>
        <table:table-row>
          <table:table-cell table:style-name="Table182.A1" office:value-type="string">
            <text:p text:style-name="Default_5f_nt2">Return</text:p>
          </table:table-cell>
          <table:table-cell table:style-name="Table182.A1" table:number-columns-spanned="4" office:value-type="string">
            <text:p text:style-name="P2">None</text:p>
          </table:table-cell>
          <table:covered-table-cell/>
          <table:covered-table-cell/>
          <table:covered-table-cell/>
        </table:table-row>
        <table:table-row table:style-name="Table182.6">
          <table:table-cell table:style-name="Table182.A6" office:value-type="string">
            <text:p text:style-name="Default_5f_nt2"><text:span text:style-name="T6">Usage</text:span><text:span text:style-name="T7"> </text:span><text:span text:style-name="T6">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Default_5f_nt2">Errors</text:p>
          </table:table-cell>
          <table:table-cell table:style-name="Table182.A6" table:number-columns-spanned="4" office:value-type="string">
            <text:p text:style-name="cmd_5f_code">400,<text:bookmark-start text:name="__DdeLink__91056_114573492"/>"<text:bookmark-end text:name="__DdeLink__91056_114573492"/>Cannot load empty profile"</text:p>
          </table:table-cell>
          <table:covered-table-cell/>
          <table:covered-table-cell/>
          <table:covered-table-cell/>
        </table:table-row>
        <table:table-row table:style-name="Table182.6">
          <table:table-cell table:style-name="Table182.A6" office:value-type="string">
            <text:p text:style-name="Default_5f_nt2">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000613532"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2">Syntax</text:p>
          </table:table-cell>
          <table:table-cell table:style-name="Table13.A1" office:value-type="string">
            <text:p text:style-name="P10">*RST</text:p>
          </table:table-cell>
        </table:table-row>
        <table:table-row>
          <table:table-cell table:style-name="Table13.A1" office:value-type="string">
            <text:p text:style-name="Default_5f_nt2">Description</text:p>
          </table:table-cell>
          <table:table-cell table:style-name="Table13.A1" office:value-type="string">
            <text:p text:style-name="P1">Reset Command. Restores the <text:span text:style-name="T8">BB3</text:span> to its initial state (as predefined in the <text:span text:style-name="T8">BB3</text:span> firmware, see <text:a xlink:type="simple" xlink:href="https://www.envox.hr/eez/eez-bench-box-3/bb3-scpi-reference-manual/bb3-scpi-parameters-and-settings.html#reset_settings" text:style-name="Internet_20_link" text:visited-style-name="Visited_20_Internet_20_Link">Section 8.2</text:a>) and clears the error queue. The reset command does NOT affect calibration data, nor any of saved configuration profiles (0 to 9). </text:p>
            <text:p text:style-name="P4">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2">Return</text:p>
          </table:table-cell>
          <table:table-cell table:style-name="Table13.A1" office:value-type="string">
            <text:p text:style-name="P2">None</text:p>
          </table:table-cell>
        </table:table-row>
        <table:table-row table:style-name="Table13.4">
          <table:table-cell table:style-name="Table13.A4" office:value-type="string">
            <text:p text:style-name="Default_5f_nt2"><text:span text:style-name="T6">Usage</text:span><text:span text:style-name="T7"> </text:span><text:span text:style-name="T6">example</text:span></text:p>
          </table:table-cell>
          <table:table-cell table:style-name="Table13.A4" office:value-type="string">
            <text:p text:style-name="cmd_5f_code">*RST</text:p>
            <text:p text:style-name="cmd_5f_code">MEMory:RECall:AUTO</text:p>
            <text:p text:style-name="cmd_5f_code"><text:soft-page-break/>SYSTem:POWer</text:p>
          </table:table-cell>
        </table:table-row>
        <table:table-row table:style-name="Table13.4">
          <table:table-cell table:style-name="Table13.A4" office:value-type="string">
            <text:p text:style-name="Default_5f_nt2">Related Commands</text:p>
          </table:table-cell>
          <table:table-cell table:style-name="Table13.A4" office:value-type="string">
            <text:p text:style-name="Standard">*RST</text:p>
            <text:p text:style-name="Standard">*SAV</text:p>
            <text:p text:style-name="Standard">MEMory:STATe:CATalog?</text:p>
          </table:table-cell>
        </table:table-row>
      </table:table>
      <text:list xml:id="list2050924260" text:continue-numbering="true" text:style-name="Outline">
        <text:list-item>
          <text:list>
            <text:list-item>
              <text:h text:style-name="Heading_20_2" text:outline-level="2"><text:bookmark text:name="sav"/>*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2">Syntax</text:p>
          </table:table-cell>
          <table:table-cell table:style-name="Table181.A1" table:number-columns-spanned="4" office:value-type="string">
            <text:p text:style-name="P10">*SAV {&lt;profile&gt;}</text:p>
          </table:table-cell>
          <table:covered-table-cell/>
          <table:covered-table-cell/>
          <table:covered-table-cell/>
        </table:table-row>
        <table:table-row>
          <table:table-cell table:style-name="Table181.A1" office:value-type="string">
            <text:p text:style-name="Default_5f_nt2">Description</text:p>
          </table:table-cell>
          <table:table-cell table:style-name="Table181.A1" table:number-columns-spanned="4" office:value-type="string">
            <text:p text:style-name="Standard">This command stores the current instrument state in the specified storage location. Any state previously stored in the same location is overwritten without generating any errors. The <text:span text:style-name="T8">BB3</text:span> has nine storage locations in non-volatile memory which are available to the user for storing <text:span text:style-name="T8">BB3</text:span> states. The following channel and system parameters are <text:s/>stored in the non-volatile memory:</text:p>
            <text:list xml:id="list295483192" text:continue-list="list1520494496" text:style-name="List_20_1">
              <text:list-item>
                <text:p text:style-name="List_20_1_20_Start">Calibration status (<text:a xlink:type="simple" xlink:href="https://www.envox.hr/eez/eez-bench-box-3/bb3-scpi-reference-manual/5-subsystem-command-reference/bb3-scpi-calibration.html#cal_stat" text:style-name="Internet_20_link" text:visited-style-name="Visited_20_Internet_20_Link">CALibration:STATe</text:a>)</text:p>
              </text:list-item>
              <text:list-item>
                <text:p text:style-name="List_20_1">Output enable state (<text:a xlink:type="simple" xlink:href="https://www.envox.hr/eez/eez-bench-box-3/bb3-scpi-reference-manual/5-subsystem-command-reference/bb3-scpi-output.html#outp" text:style-name="Internet_20_link" text:visited-style-name="Visited_20_Internet_20_Link">OUTPut[:STATe]</text:a>)</text:p>
              </text:list-item>
              <text:list-item>
                <text:p text:style-name="List_20_1">Output track state (<text:a xlink:type="simple" xlink:href="https://www.envox.hr/eez/eez-bench-box-3/bb3-scpi-reference-manual/5-subsystem-command-reference/bb3-scpi-output.html#outp_trac" text:style-name="Internet_20_link" text:visited-style-name="Visited_20_Internet_20_Link">OUTPut:TRACk[:STATe]</text:a>)</text:p>
              </text:list-item>
              <text:list-item>
                <text:p text:style-name="List_20_1">Channel coupling state (<text:a xlink:type="simple" xlink:href="https://www.envox.hr/eez/eez-bench-box-3/bb3-scpi-reference-manual/5-subsystem-command-reference/bb3-scpi-instrument.html#inst_coup" text:style-name="Internet_20_link" text:visited-style-name="Visited_20_Internet_20_Link">INSTrument:COUPle:TRACking</text:a>)</text:p>
              </text:list-item>
              <text:list-item>
                <text:p text:style-name="List_20_1">Remote sense state (<text:a xlink:type="simple" xlink:href="https://www.envox.hr/eez/eez-bench-box-3/bb3-scpi-reference-manual/5-subsystem-command-reference/bb3-scpi-source.html#sour_volt_sens" text:style-name="Internet_20_link" text:visited-style-name="Visited_20_Internet_20_Link">[SOURce[&lt;n&gt;]]:VOLTage:SENSe[:SOURce]</text:a>)</text:p>
              </text:list-item>
              <text:list-item>
                <text:p text:style-name="List_20_1">Output voltage (<text:a xlink:type="simple" xlink:href="https://www.envox.hr/eez/eez-bench-box-3/bb3-scpi-reference-manual/5-subsystem-command-reference/bb3-scpi-source.html#sour_volt" text:style-name="Internet_20_link" text:visited-style-name="Visited_20_Internet_20_Link">[SOURce[&lt;n&gt;]]:VOLTage</text:a>)</text:p>
              </text:list-item>
              <text:list-item>
                <text:p text:style-name="List_20_1">Output voltage limit (<text:a xlink:type="simple" xlink:href="https://www.envox.hr/eez/eez-bench-box-3/bb3-scpi-reference-manual/5-subsystem-command-reference/bb3-scpi-source.html#sour_volt_lim" text:style-name="Internet_20_link" text:visited-style-name="Visited_20_Internet_20_Link">[SOURce[&lt;n&gt;]]:VOLTage:LIMit</text:a>)</text:p>
              </text:list-item>
              <text:list-item>
                <text:p text:style-name="List_20_1">Output voltage step (<text:a xlink:type="simple" xlink:href="https://www.envox.hr/eez/eez-bench-box-3/bb3-scpi-reference-manual/5-subsystem-command-reference/bb3-scpi-source.html#sour_volt_step" text:style-name="Internet_20_link" text:visited-style-name="Visited_20_Internet_20_Link">[SOURce[&lt;n&gt;]]:VOLTage:STEP</text:a>)</text:p>
              </text:list-item>
              <text:list-item>
                <text:p text:style-name="List_20_1">OVP status (<text:a xlink:type="simple" xlink:href="https://www.envox.hr/eez/eez-bench-box-3/bb3-scpi-reference-manual/5-subsystem-command-reference/bb3-scpi-source.html#sour_volt_prot_stat" text:style-name="Internet_20_link" text:visited-style-name="Visited_20_Internet_20_Link">[SOURce[&lt;n&gt;]]:VOLTage:PROTection:STATe</text:a>)</text:p>
              </text:list-item>
              <text:list-item>
                <text:p text:style-name="List_20_1">OVP delay (<text:a xlink:type="simple" xlink:href="https://www.envox.hr/eez/eez-bench-box-3/bb3-scpi-reference-manual/5-subsystem-command-reference/bb3-scpi-source.html#sour_volt_prot_del" text:style-name="Internet_20_link" text:visited-style-name="Visited_20_Internet_20_Link">[SOURce[&lt;n&gt;]]:VOLTage:PROTection:DELay</text:a>)</text:p>
              </text:list-item>
              <text:list-item>
                <text:p text:style-name="List_20_1">Output current (<text:a xlink:type="simple" xlink:href="https://www.envox.hr/eez/eez-bench-box-3/bb3-scpi-reference-manual/5-subsystem-command-reference/bb3-scpi-source.html#sour_curr" text:style-name="Internet_20_link" text:visited-style-name="Visited_20_Internet_20_Link">[SOURce[&lt;n&gt;]]:CURRent</text:a>)</text:p>
              </text:list-item>
              <text:list-item>
                <text:p text:style-name="List_20_1">Output current limit (<text:a xlink:type="simple" xlink:href="https://www.envox.hr/eez/eez-bench-box-3/bb3-scpi-reference-manual/5-subsystem-command-reference/bb3-scpi-source.html#sour_curr_lim" text:style-name="Internet_20_link" text:visited-style-name="Visited_20_Internet_20_Link">[SOURce[&lt;n&gt;]]:CURRent:LIMit</text:a>)</text:p>
              </text:list-item>
              <text:list-item>
                <text:p text:style-name="List_20_1">Output current step (<text:a xlink:type="simple" xlink:href="https://www.envox.hr/eez/eez-bench-box-3/bb3-scpi-reference-manual/5-subsystem-command-reference/bb3-scpi-source.html#sour_curr_step" text:style-name="Internet_20_link" text:visited-style-name="Visited_20_Internet_20_Link">[SOURce[&lt;n&gt;]]:CURRent:STEP</text:a>)</text:p>
              </text:list-item>
              <text:list-item>
                <text:p text:style-name="List_20_1">OCP status (<text:a xlink:type="simple" xlink:href="https://www.envox.hr/eez/eez-bench-box-3/bb3-scpi-reference-manual/5-subsystem-command-reference/bb3-scpi-source.html#sour_curr_prot_stat" text:style-name="Internet_20_link" text:visited-style-name="Visited_20_Internet_20_Link">[SOURce[&lt;n&gt;]]:CURRent:PROTection:STATe</text:a>)</text:p>
              </text:list-item>
              <text:list-item>
                <text:p text:style-name="List_20_1">OCP delay (<text:a xlink:type="simple" xlink:href="https://www.envox.hr/eez/eez-bench-box-3/bb3-scpi-reference-manual/5-subsystem-command-reference/bb3-scpi-source.html#sour_curr_prot_del" text:style-name="Internet_20_link" text:visited-style-name="Visited_20_Internet_20_Link">[SOURce[&lt;n&gt;]]:CURRent:PROTection:DELay</text:a>)</text:p>
              </text:list-item>
              <text:list-item>
                <text:p text:style-name="List_20_1">Output power limit (<text:a xlink:type="simple" xlink:href="https://www.envox.hr/eez/eez-bench-box-3/bb3-scpi-reference-manual/5-subsystem-command-reference/bb3-scpi-source.html#sour_pow_lim" text:style-name="Internet_20_link" text:visited-style-name="Visited_20_Internet_20_Link">[SOURce[&lt;n&gt;]]:POWer:LIMit</text:a>)</text:p>
              </text:list-item>
              <text:list-item>
                <text:p text:style-name="List_20_1">OPP level (<text:a xlink:type="simple" xlink:href="https://www.envox.hr/eez/eez-bench-box-3/bb3-scpi-reference-manual/5-subsystem-command-reference/bb3-scpi-source.html#sour_pow_prot" text:style-name="Internet_20_link" text:visited-style-name="Visited_20_Internet_20_Link">[SOURce[&lt;n&gt;]]:POWer:PROTection[:LEVel]</text:a>)</text:p>
              </text:list-item>
              <text:list-item>
                <text:p text:style-name="List_20_1">OPP status (<text:a xlink:type="simple" xlink:href="https://www.envox.hr/eez/eez-bench-box-3/bb3-scpi-reference-manual/5-subsystem-command-reference/bb3-scpi-source.html#sour_pow_prot_stat" text:style-name="Internet_20_link" text:visited-style-name="Visited_20_Internet_20_Link">[SOURce[&lt;n&gt;]]:POWer:PROTection:STATe</text:a>)</text:p>
              </text:list-item>
              <text:list-item>
                <text:p text:style-name="List_20_1">OPP delay (<text:a xlink:type="simple" xlink:href="https://www.envox.hr/eez/eez-bench-box-3/bb3-scpi-reference-manual/5-subsystem-command-reference/bb3-scpi-source.html#sour_pow_prot_del" text:style-name="Internet_20_link" text:visited-style-name="Visited_20_Internet_20_Link">[SOURce[&lt;n&gt;]]:POWer:PROTection:DELay</text:a>)</text:p>
              </text:list-item>
              <text:list-item>
                <text:p text:style-name="List_20_1">OTP level (<text:a xlink:type="simple" xlink:href="https://www.envox.hr/eez/eez-bench-box-3/bb3-scpi-reference-manual/5-subsystem-command-reference/bb3-scpi-system.html#syst_temp_prot" text:style-name="Internet_20_link" text:visited-style-name="Visited_20_Internet_20_Link">SYSTem:TEMPerature:PROTection[:HIGH][:LEVel]</text:a>)</text:p>
              </text:list-item>
              <text:list-item>
                <text:p text:style-name="List_20_1">OTP status (<text:a xlink:type="simple" xlink:href="https://www.envox.hr/eez/eez-bench-box-3/bb3-scpi-reference-manual/5-subsystem-command-reference/bb3-scpi-system.html#syst_temp_prot_stat" text:style-name="Internet_20_link" text:visited-style-name="Visited_20_Internet_20_Link">SYSTem:TEMPerature:PROTection[:HIGH]:STATe</text:a>)</text:p>
              </text:list-item>
              <text:list-item>
                <text:p text:style-name="List_20_1">OTP delay (<text:a xlink:type="simple" xlink:href="https://www.envox.hr/eez/eez-bench-box-3/bb3-scpi-reference-manual/5-subsystem-command-reference/bb3-scpi-system.html#syst_temp_prot_del" text:style-name="Internet_20_link" text:visited-style-name="Visited_20_Internet_20_Link">SYSTem:TEMPerature:PROTection[:HIGH]:DELay</text:a>)</text:p>
              </text:list-item>
              <text:list-item>
                <text:p text:style-name="List_20_1">Power on state (<text:a xlink:type="simple" xlink:href="https://www.envox.hr/eez/eez-bench-box-3/bb3-scpi-reference-manual/5-subsystem-command-reference/bb3-scpi-system.html#syst_pow" text:style-name="Internet_20_link" text:visited-style-name="Visited_20_Internet_20_Link">SYSTem:POWer</text:a>)</text:p>
              </text:list-item>
              <text:list-item>
                <text:p text:style-name="List_20_1">Simulator load value (<text:a xlink:type="simple" xlink:href="https://www.envox.hr/eez/eez-bench-box-3/bb3-scpi-reference-manual/bb3-scpi-software-simulator.html#simu_load" text:style-name="Internet_20_link" text:visited-style-name="Visited_20_Internet_20_Link">SIMUlator:LOAD</text:a>)</text:p>
              </text:list-item>
              <text:list-item>
                <text:p text:style-name="List_20_1_20_End">Simulator load connection (<text:a xlink:type="simple" xlink:href="https://www.envox.hr/eez/eez-bench-box-3/bb3-scpi-reference-manual/bb3-scpi-software-simulator.html#simu_load_stat" text:style-name="Internet_20_link" text:visited-style-name="Visited_20_Internet_20_Link">SIMUlator:LOAD:STATe</text:a>)</text:p>
              </text:list-item>
            </text:list>
            <text:p text:style-name="Standard">Users can assign an arbitrary name to each of locations 1 through 9 using the <text:a xlink:type="simple" xlink:href="https://www.envox.hr/eez/eez-bench-box-3/bb3-scpi-reference-manual/5-subsystem-command-reference/bb3-scpi-memory.html#mem_stat_name" text:style-name="Internet_20_link" text:visited-style-name="Visited_20_Internet_20_Link">MEMory:STATe:NAME</text:a> command.</text:p>
            <text:p text:style-name="Standard"/>
            <text:p text:style-name="Standard"><text:span text:style-name="T1">A reset (</text:span><text:a xlink:type="simple" xlink:href="#rst" text:style-name="Internet_20_link" text:visited-style-name="Visited_20_Internet_20_Link">*RST</text:a><text:span text:style-name="T1"> command) does not affect the configurations stored in memory. Once a state is stored, it remains constant until it is overwritten using this command or specifically deleted using the </text:span><text:a xlink:type="simple" xlink:href="https://www.envox.hr/eez/eez-bench-box-3/bb3-scpi-reference-manual/5-subsystem-command-reference/bb3-scpi-memory.html#mem_stat_del" text:style-name="Internet_20_link" text:visited-style-name="Visited_20_Internet_20_Link">MEMory:STATe:DELete</text:a><text:span text:style-name="T1"> command. </text:span></text:p>
            <text:p text:style-name="Default_5f_nt2"/>
            <text:p text:style-name="P7">The <text:span text:style-name="T9">BB3</text:span> uses location 0 to automatically hold the state of the <text:span text:style-name="T9">BB3</text:span> at power down.</text:p>
          </table:table-cell>
          <table:covered-table-cell/>
          <table:covered-table-cell/>
          <table:covered-table-cell/>
        </table:table-row>
        <table:table-row>
          <table:table-cell table:style-name="Table181.A1" table:number-rows-spanned="2" office:value-type="string">
            <text:p text:style-name="Default_5f_nt2">Parameters</text:p>
          </table:table-cell>
          <table:table-cell table:style-name="Table181.B3" office:value-type="string">
            <text:p text:style-name="P3">Name</text:p>
          </table:table-cell>
          <table:table-cell table:style-name="Table181.B3" office:value-type="string">
            <text:p text:style-name="P3">Type</text:p>
          </table:table-cell>
          <table:table-cell table:style-name="Table181.B3" office:value-type="string">
            <text:p text:style-name="P3">Range</text:p>
          </table:table-cell>
          <table:table-cell table:style-name="Table181.B3" office:value-type="string">
            <text:p text:style-name="P3">Default</text:p>
          </table:table-cell>
        </table:table-row>
        <table:table-row>
          <table:covered-table-cell/>
          <table:table-cell table:style-name="Table181.A1" office:value-type="string">
            <text:p text:style-name="P1">&lt;profile&gt;</text:p>
          </table:table-cell>
          <table:table-cell table:style-name="Table181.A1" office:value-type="string">
            <text:p text:style-name="P3">NR1</text:p>
          </table:table-cell>
          <table:table-cell table:style-name="Table181.A1" office:value-type="string">
            <text:p text:style-name="P3">1 – 9 </text:p>
          </table:table-cell>
          <table:table-cell table:style-name="Table181.A1" office:value-type="string">
            <text:p text:style-name="P3">–</text:p>
          </table:table-cell>
        </table:table-row>
        <table:table-row>
          <table:table-cell table:style-name="Table181.A1" office:value-type="string">
            <text:p text:style-name="Default_5f_nt2">Return</text:p>
          </table:table-cell>
          <table:table-cell table:style-name="Table181.A1" table:number-columns-spanned="4" office:value-type="string">
            <text:p text:style-name="Standard">None</text:p>
          </table:table-cell>
          <table:covered-table-cell/>
          <table:covered-table-cell/>
          <table:covered-table-cell/>
        </table:table-row>
        <table:table-row table:style-name="Table181.6">
          <table:table-cell table:style-name="Table181.A6" office:value-type="string">
            <text:p text:style-name="Default_5f_nt2"><text:span text:style-name="T6">Usage</text:span><text:span text:style-name="T7"> </text:span><text:span text:style-name="T6">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Default_5f_nt2">Related Commands</text:p>
          </table:table-cell>
          <table:table-cell table:style-name="Table181.A6" table:number-columns-spanned="4" office:value-type="string">
            <text:p text:style-name="Standard">*RCL</text:p>
            <text:p text:style-name="Standard">*RST</text:p>
            <text:p text:style-name="Standard"><text:soft-page-break/>MEMory:STATe:CATalog?</text:p>
            <text:p text:style-name="Standard">MEMory:STATe:NAME</text:p>
            <text:p text:style-name="Standard">MEMory:STATe:DELete</text:p>
          </table:table-cell>
          <table:covered-table-cell/>
          <table:covered-table-cell/>
          <table:covered-table-cell/>
        </table:table-row>
      </table:table>
      <text:list xml:id="list1384011093" text:continue-list="list2050924260" text:style-name="Outline">
        <text:list-item>
          <text:list>
            <text:list-item>
              <text:h text:style-name="Heading_20_2" text:outline-level="2"><text:bookmark text:name="sre"/>*SRE</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P10">*SRE {&lt;value&gt;}</text:p>
            <text:p text:style-name="P10">*SRE?</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Enable bits in the Status Byte enable register (see <text:a xlink:type="simple" xlink:href="https://www.envox.hr/eez/eez-bench-box-3/bb3-scpi-reference-manual/bb3-scpi-registers-and-queues.html#stat_byte_reg" text:style-name="Internet_20_link" text:visited-style-name="Visited_20_Internet_20_Link">Section 3.2</text:a>).</text:p>
          </table:table-cell>
          <table:covered-table-cell/>
          <table:covered-table-cell/>
          <table:covered-table-cell/>
        </table:table-row>
        <table:table-row table:style-name="Table4.3">
          <table:table-cell table:style-name="Table4.A1"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table-cell table:style-name="Table4.A1" office:value-type="string">
            <text:p text:style-name="Standard"/>
          </table:table-cell>
          <table:table-cell table:style-name="Table4.A1" office:value-type="string">
            <text:p text:style-name="P1">&lt;value&gt;</text:p>
          </table:table-cell>
          <table:table-cell table:style-name="Table4.A1" office:value-type="string">
            <text:p text:style-name="P3">NR1</text:p>
          </table:table-cell>
          <table:table-cell table:style-name="Table4.A1" office:value-type="string">
            <text:p text:style-name="P1">0 – 255 (A decimal value which corresponds to the binary-weighted sum of the bits in the register. See also table in <text:a xlink:type="simple" xlink:href="https://www.envox.hr/eez/eez-bench-box-3/bb3-scpi-reference-manual/bb3-scpi-registers-and-queues.html#std_even_stat_reg" text:style-name="Internet_20_link" text:visited-style-name="Visited_20_Internet_20_Link">Section 3.1</text:a>).</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P2">Query the Status Byte enable register. The <text:span text:style-name="T8">BB3</text:span> returns a decimal value which corresponds to the binary-weighted sum of all bits set in the enable register.</text:p>
          </table:table-cell>
          <table:covered-table-cell/>
          <table:covered-table-cell/>
          <table:covered-table-cell/>
        </table:table-row>
        <table:table-row table:style-name="Table4.3">
          <table:table-cell table:style-name="Table4.A6" office:value-type="string">
            <text:p text:style-name="Default_5f_nt2"><text:span text:style-name="T6">Usage</text:span><text:span text:style-name="T7"> </text:span><text:span text:style-name="T6">example</text:span></text:p>
          </table:table-cell>
          <table:table-cell table:style-name="Table4.A6" table:number-columns-spanned="4" office:value-type="string">
            <text:p text:style-name="cmd_5f_code">*SRE 32</text:p>
          </table:table-cell>
          <table:covered-table-cell/>
          <table:covered-table-cell/>
          <table:covered-table-cell/>
        </table:table-row>
        <table:table-row table:style-name="Table4.3">
          <table:table-cell table:style-name="Table4.A6" office:value-type="string">
            <text:p text:style-name="Default_5f_nt2">Related Commands</text:p>
          </table:table-cell>
          <table:table-cell table:style-name="Table4.A6" table:number-columns-spanned="4" office:value-type="string">
            <text:p text:style-name="Standard">*STB</text:p>
          </table:table-cell>
          <table:covered-table-cell/>
          <table:covered-table-cell/>
          <table:covered-table-cell/>
        </table:table-row>
      </table:table>
      <text:list xml:id="list470510682" text:continue-numbering="true" text:style-name="Outline">
        <text:list-item>
          <text:list>
            <text:list-item>
              <text:h text:style-name="Heading_20_2" text:outline-level="2"><text:bookmark text:name="stb"/>*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2">Syntax</text:p>
          </table:table-cell>
          <table:table-cell table:style-name="Table15.A1" office:value-type="string">
            <text:p text:style-name="P10">*STB?</text:p>
          </table:table-cell>
        </table:table-row>
        <table:table-row>
          <table:table-cell table:style-name="Table15.A1" office:value-type="string">
            <text:p text:style-name="Default_5f_nt2">Description</text:p>
          </table:table-cell>
          <table:table-cell table:style-name="Table15.A1" office:value-type="string">
            <text:p text:style-name="P1">Read Status Byte Query. This query reads the Status Byte register (see <text:a xlink:type="simple" xlink:href="https://www.envox.hr/eez/eez-bench-box-3/bb3-scpi-reference-manual/bb3-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he MSS bit is set, the <text:span text:style-name="T8">BB3</text:span> has one or more reasons for requesting service.</text:p>
          </table:table-cell>
        </table:table-row>
        <table:table-row>
          <table:table-cell table:style-name="Table15.A1" office:value-type="string">
            <text:p text:style-name="Default_5f_nt2">Return</text:p>
          </table:table-cell>
          <table:table-cell table:style-name="Table15.A1" office:value-type="string">
            <text:p text:style-name="P2">The <text:span text:style-name="T8">BB3</text:span> returns a decimal value which corresponds to the binary-weighted sum of all bits in the register. </text:p>
          </table:table-cell>
        </table:table-row>
        <table:table-row table:style-name="Table15.4">
          <table:table-cell table:style-name="Table15.A4" office:value-type="string">
            <text:p text:style-name="Default_5f_nt2"><text:span text:style-name="T6">Usage</text:span><text:span text:style-name="T7"> </text:span><text:span text:style-name="T6">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Default_5f_nt2">Related Commands</text:p>
          </table:table-cell>
          <table:table-cell table:style-name="Table15.A4" office:value-type="string">
            <text:p text:style-name="Standard">*SRE</text:p>
          </table:table-cell>
        </table:table-row>
      </table:table>
      <text:list xml:id="list1838280427" text:continue-numbering="true" text:style-name="Outline">
        <text:list-item>
          <text:list>
            <text:list-item>
              <text:h text:style-name="Heading_20_2" text:outline-level="2"><text:bookmark text:name="trg"/>*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TRG</text:p>
          </table:table-cell>
        </table:table-row>
        <table:table-row>
          <table:table-cell table:style-name="Table1.A1" office:value-type="string">
            <text:p text:style-name="Default_5f_nt2">Description</text:p>
          </table:table-cell>
          <table:table-cell table:style-name="Table1.A1" office:value-type="string">
            <text:p text:style-name="P1">This command generates a trigger to the trigger subsystem which has selected a bus </text:p>
            <text:p text:style-name="P1">(software) trigger as its source (TRIGger[:SEQuence]:SOURce BUS).</text:p>
          </table:table-cell>
        </table:table-row>
        <table:table-row>
          <table:table-cell table:style-name="Table1.A1" office:value-type="string">
            <text:p text:style-name="Default_5f_nt2">Return</text:p>
          </table:table-cell>
          <table:table-cell table:style-name="Table1.A1" office:value-type="string">
            <text:p text:style-name="P2">None</text:p>
          </table:table-cell>
        </table:table-row>
        <table:table-row table:style-name="Table1.4">
          <table:table-cell table:style-name="Table1.A4" office:value-type="string">
            <text:p text:style-name="Default_5f_nt2"><text:span text:style-name="T6">Usage</text:span><text:span text:style-name="T7"> </text:span><text:span text:style-name="T6">example</text:span></text:p>
          </table:table-cell>
          <table:table-cell table:style-name="Table1.A4" office:value-type="string">
            <text:p text:style-name="P1">Generate a trigger operation after 5 seconds:</text:p>
            <text:p text:style-name="cmd_5f_code_20_Start">TRIG:SOUR BUS</text:p>
            <text:p text:style-name="cmd_5f_code">TRIG:DEL 5</text:p>
            <text:p text:style-name="cmd_5f_code">INIT</text:p>
            <text:p text:style-name="P11">*TRG</text:p>
          </table:table-cell>
        </table:table-row>
        <table:table-row table:style-name="Table1.4">
          <table:table-cell table:style-name="Table1.A4" office:value-type="string">
            <text:p text:style-name="Default_5f_nt2">Errors</text:p>
          </table:table-cell>
          <table:table-cell table:style-name="Table1.A4" office:value-type="string">
            <text:p text:style-name="P11">-211, <text:span text:style-name="T5">"</text:span>Trigger ignored<text:span text:style-name="T5">"</text:span></text:p>
            <text:p text:style-name="P12"><text:soft-page-break/>304,"Incompatible transient modes"</text:p>
            <text:p text:style-name="P12">307,"List lengths are not equivalent"</text:p>
          </table:table-cell>
        </table:table-row>
        <table:table-row table:style-name="Table1.4">
          <table:table-cell table:style-name="Table1.A4" office:value-type="string">
            <text:p text:style-name="Default_5f_nt2">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1">TRIGger[:SEQuence]:SOURce</text:p>
          </table:table-cell>
        </table:table-row>
      </table:table>
      <text:list xml:id="list1468302979" text:continue-numbering="true" text:style-name="Outline">
        <text:list-item>
          <text:list>
            <text:list-item>
              <text:h text:style-name="Heading_20_2" text:outline-level="2"><text:bookmark text:name="tst"/>*TST?</text:h>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P10">*TST?</text:p>
          </table:table-cell>
        </table:table-row>
        <table:table-row>
          <table:table-cell table:style-name="Table2.A1" office:value-type="string">
            <text:p text:style-name="Default_5f_nt2">Description</text:p>
          </table:table-cell>
          <table:table-cell table:style-name="Table2.A1" office:value-type="string">
            <text:p text:style-name="P1">Self-Test Query. The self-test query causes an internal self-test, and places a response into the Output Queue indicating whether or not the <text:span text:style-name="T8">BB3</text:span> completed the self-test without detected errors.</text:p>
            <text:p text:style-name="P1"/>
            <text:p text:style-name="note">Note: All all terminal connections must be removed while the internal self-test is being <text:span text:style-name="T1">performed.</text:span></text:p>
            <text:p text:style-name="P7"/>
            <text:p text:style-name="P7"><text:span text:style-name="T6">If an active Ethernet connection exists, testing of the Ethernet controller will be skipped. You can use </text:span><text:a xlink:type="simple" xlink:href="https://www.envox.hr/eez/eez-bench-box-3/bb3-scpi-reference-manual/5-subsystem-command-reference/bb3-scpi-diagnostic.html#diag_test" text:style-name="Internet_20_link" text:visited-style-name="Visited_20_Internet_20_Link"><text:span text:style-name="T6">DIAGnostic[:INFOrmation]:TEST?</text:span></text:a><text:span text:style-name="T6"> for to produce a detailed report of the latest self-test. </text:span></text:p>
            <text:p text:style-name="P8"/>
            <text:p text:style-name="P8">If a fan is installed, and not running, this command will start it for the short time to obtain speed information.</text:p>
          </table:table-cell>
        </table:table-row>
        <table:table-row>
          <table:table-cell table:style-name="Table2.A1" office:value-type="string">
            <text:p text:style-name="Default_5f_nt2">Return</text:p>
          </table:table-cell>
          <table:table-cell table:style-name="Table2.A1" office:value-type="string">
            <text:p text:style-name="P1">0 or 1 depends of the self-test results.<text:span text:style-name="T4"> See also </text:span><text:a xlink:type="simple" xlink:href="https://www.envox.hr/eez/eez-bench-box-3/bb3-scpi-reference-manual/5-subsystem-command-reference/bb3-scpi-diagnostic.html#diag_test" text:style-name="Internet_20_link" text:visited-style-name="Visited_20_Internet_20_Link"><text:span text:style-name="T4">DIAGnostic[:INFOrmation]:TEST?</text:span></text:a><text:span text:style-name="T4">.</text:span></text:p>
          </table:table-cell>
        </table:table-row>
        <table:table-row table:style-name="Table2.4">
          <table:table-cell table:style-name="Table2.A4" office:value-type="string">
            <text:p text:style-name="Default_5f_nt2"><text:span text:style-name="T6">Usage</text:span><text:span text:style-name="T7"> </text:span><text:span text:style-name="T6">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11">1</text:p>
          </table:table-cell>
        </table:table-row>
        <table:table-row table:style-name="Table2.4">
          <table:table-cell table:style-name="Table2.A4" office:value-type="string">
            <text:p text:style-name="Default_5f_nt2">Related Commands</text:p>
          </table:table-cell>
          <table:table-cell table:style-name="Table2.A4" office:value-type="string">
            <text:p text:style-name="P1">DIAGnostic[:INFOrmation]:TEST?</text:p>
            <text:p text:style-name="P1">SYSTem:BEEP:STATe</text:p>
          </table:table-cell>
        </table:table-row>
      </table:table>
      <text:list xml:id="list451122655"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P9">*WAI</text:p>
          </table:table-cell>
        </table:table-row>
        <table:table-row>
          <table:table-cell table:style-name="Table3.A1" office:value-type="string">
            <text:p text:style-name="Default_5f_nt2">Description</text:p>
          </table:table-cell>
          <table:table-cell table:style-name="Table3.A1" office:value-type="string">
            <text:p text:style-name="P5">Not implemented yet</text:p>
            <text:p text:style-name="P1"/>
            <text:p text:style-name="P1">The Wait-to-Continue Command causes the <text:span text:style-name="T8">BB3</text:span> to wait until all pending commands are completed before executing any other commands. </text:p>
            <text:p text:style-name="Standard"/>
            <text:p text:style-name="P1">Pending operations are as defined under the *OPC command. </text:p>
          </table:table-cell>
        </table:table-row>
        <table:table-row>
          <table:table-cell table:style-name="Table3.A1" office:value-type="string">
            <text:p text:style-name="Default_5f_nt2">Return</text:p>
          </table:table-cell>
          <table:table-cell table:style-name="Table3.A1" office:value-type="string">
            <text:p text:style-name="P2">None</text:p>
          </table:table-cell>
        </table:table-row>
        <table:table-row table:style-name="Table3.4">
          <table:table-cell table:style-name="Table3.A4" office:value-type="string">
            <text:p text:style-name="Default_5f_nt2"><text:span text:style-name="T6">Usage</text:span><text:span text:style-name="T7"> </text:span><text:span text:style-name="T6">example</text:span></text:p>
          </table:table-cell>
          <table:table-cell table:style-name="Table3.A4" office:value-type="string">
            <text:p text:style-name="P1">For example, the *WAI command can be used to make a voltage measurement after an OUTPut ON command has completed:</text:p>
            <text:p text:style-name="P15">OUTPut ON;*WAI;:MEASure:VOLTage?</text:p>
          </table:table-cell>
        </table:table-row>
        <table:table-row table:style-name="Table3.4">
          <table:table-cell table:style-name="Table3.A4" office:value-type="string">
            <text:p text:style-name="Default_5f_nt2">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4. Common command reference</dc:title>
    <meta:document-statistic meta:table-count="14" meta:image-count="0" meta:object-count="0" meta:page-count="6" meta:paragraph-count="316" meta:word-count="1673" meta:character-count="11074"/>
    <meta:user-defined meta:name="WebPublish_HTML_Profile">EEZ (HTML)</meta:user-defined>
    <meta:user-defined meta:name="WebPublish_Post_AdditionalCategories">10</meta:user-defined>
    <meta:user-defined meta:name="WebPublish_Post_Id">125</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